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9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8.042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4.692cm"/>
    </style:style>
    <style:style style:name="co8" style:family="table-column">
      <style:table-column-properties fo:break-before="auto" style:column-width="3.168cm"/>
    </style:style>
    <style:style style:name="co9" style:family="table-column">
      <style:table-column-properties fo:break-before="auto" style:column-width="5.128cm"/>
    </style:style>
    <style:style style:name="co10" style:family="table-column">
      <style:table-column-properties fo:break-before="auto" style:column-width="8.941cm"/>
    </style:style>
    <style:style style:name="co11" style:family="table-column">
      <style:table-column-properties fo:break-before="auto" style:column-width="2.104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2.312cm"/>
    </style:style>
    <style:style style:name="co16" style:family="table-column">
      <style:table-column-properties fo:break-before="auto" style:column-width="2.295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914cm"/>
    </style:style>
    <style:style style:name="co19" style:family="table-column">
      <style:table-column-properties fo:break-before="auto" style:column-width="7.389cm"/>
    </style:style>
    <style:style style:name="co20" style:family="table-column">
      <style:table-column-properties fo:break-before="auto" style:column-width="4.911cm"/>
    </style:style>
    <style:style style:name="co21" style:family="table-column">
      <style:table-column-properties fo:break-before="auto" style:column-width="3.711cm"/>
    </style:style>
    <style:style style:name="co22" style:family="table-column">
      <style:table-column-properties fo:break-before="auto" style:column-width="6.735cm"/>
    </style:style>
    <style:style style:name="co23" style:family="table-column">
      <style:table-column-properties fo:break-before="auto" style:column-width="11.882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.353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2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5" table:number-columns-repeated="999" table:default-cell-style-name="ce1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/interface 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Denz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nie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7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2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10"/>
          <table:table-cell office:value-type="string" calcext:value-type="string">
            <text:p>Bestand:Hardware Acorn Electron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/>
          <table:table-cell office:value-type="string" calcext:value-type="string">
            <text:p>ITT</text:p>
          </table:table-cell>
          <table:table-cell table:style-name="ce2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2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10"/>
          <table:table-cell office:value-type="string" calcext:value-type="string">
            <text:p>Bestand:Hardware Acorn Electron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2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 office:value-type="float" office:value="42001105" calcext:value-type="float">
            <text:p>42001105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 office:value-type="float" office:value="42001067" calcext:value-type="float">
            <text:p>42001067</text:p>
          </table:table-cell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2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96 pin connector</text:p>
          </table:table-cell>
          <table:table-cell table:number-columns-repeated="10"/>
          <table:table-cell office:value-type="string" calcext:value-type="string">
            <text:p>Bestand:Hardware Commodore CBM 30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table:style-name="ce2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2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10"/>
          <table:table-cell office:value-type="string" calcext:value-type="string">
            <text:p>Bestand:Hardware Multitech MPF-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7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table:style-name="ce2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2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-IB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2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6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Atari 260ST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Amiga 20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9"/>
          <table:table-cell office:value-type="string" calcext:value-type="string">
            <text:p>Bestand:Hardware Amiga 20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9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2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2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2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4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table:style-name="ce2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style-name="ce2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4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10"/>
          <table:table-cell office:value-type="string" calcext:value-type="string">
            <text:p>Bestand:Hardware Philips P90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Sinclair Q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9"/>
          <table:table-cell office:value-type="string" calcext:value-type="string">
            <text:p>Bestand:Hardware Asi28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Compaq Portable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2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2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8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 office:value-type="float" office:value="8090796" calcext:value-type="float">
            <text:p>80907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10"/>
          <table:table-cell office:value-type="string" calcext:value-type="string">
            <text:p>Bestand:Hardware IBM PS/2 30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4"/>
          <table:table-cell office:value-type="string" calcext:value-type="string">
            <text:p>SCSI</text:p>
          </table:table-cell>
          <table:table-cell table:number-columns-repeated="10"/>
          <table:table-cell office:value-type="string" calcext:value-type="string">
            <text:p>Bestand:Hardware Olivetti PCS 28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table:style-name="ce2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Tandy TRS-80 Model 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mstrad PPC64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10"/>
          <table:table-cell office:value-type="string" calcext:value-type="string">
            <text:p>Bestand:Hardware Amstrad PPC64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7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2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2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USB</text:p>
          </table:table-cell>
          <table:table-cell table:number-columns-repeated="10"/>
          <table:table-cell office:value-type="string" calcext:value-type="string">
            <text:p>Bestand:Hardware IBM PC XT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ual 8” floppy drive</text:p>
          </table:table-cell>
          <table:table-cell table:number-columns-repeated="15"/>
          <table:table-cell office:value-type="string" calcext:value-type="string">
            <text:p>Bestand:Hardware Kangaroo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table:number-columns-repeated="16"/>
          <table:table-cell office:value-type="string" calcext:value-type="string">
            <text:p>Bestand:Hardware Olivetti M1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2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Toshiba T1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/>
          <table:table-cell office:value-type="string" calcext:value-type="string">
            <text:p>Tec</text:p>
          </table:table-cell>
          <table:table-cell table:style-name="ce2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2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Atari Portfolio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 office:value-type="float" office:value="41001084" calcext:value-type="float">
            <text:p>41001084</text:p>
          </table:table-cell>
          <table:table-cell office:value-type="string" calcext:value-type="string">
            <text:p>Multitron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Xs4all</text:p>
          </table:table-cell>
          <table:table-cell table:number-columns-repeated="2"/>
          <table:table-cell office:value-type="string" calcext:value-type="string">
            <text:p>Bestand:Hardware Acorn Archimedes 4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NSLU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Monroe</text:p>
          </table:table-cell>
          <table:table-cell table:style-name="ce2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 office:value-type="string" calcext:value-type="string">
            <text:p>E8353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9"/>
          <table:table-cell office:value-type="string" calcext:value-type="string">
            <text:p>Bestand:Hardware Psion Series 7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2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Digital Alphaserver DS15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 table:number-columns-repeated="15"/>
          <table:table-cell office:value-type="string" calcext:value-type="string">
            <text:p>Bestand:Hardware Digital DEC 3000 model 300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2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DECstation 3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ultia Alph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HP 85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5"/>
          <table:table-cell office:value-type="string" calcext:value-type="string">
            <text:p>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8" calcext:value-type="float">
            <text:p>4200106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2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 office:value-type="float" office:value="42001069" calcext:value-type="float">
            <text:p>4200106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2A (F17)</text:p>
          </table:table-cell>
          <table:table-cell office:value-type="string" calcext:value-type="string">
            <text:p>HP 2622A (F17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 office:value-type="float" office:value="42001070" calcext:value-type="float">
            <text:p>4200107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Charles Petrie, 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/>
          <table:table-cell office:value-type="string" calcext:value-type="string">
            <text:p>Asi</text:p>
          </table:table-cell>
          <table:table-cell table:style-name="ce2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268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2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Friden Computyper SW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/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ack42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IBM Selectri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2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6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table:style-name="ce2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table:style-name="ce2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SGI Challenge S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 table:number-columns-repeated="13"/>
          <table:table-cell office:value-type="string" calcext:value-type="string">
            <text:p>Bestand:Hardware SGI Challenge S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2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8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2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Indy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float" office:value="42001125" calcext:value-type="float">
            <text:p>42001125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SGI Indy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 office:value-type="float" office:value="42001123" calcext:value-type="float">
            <text:p>42001123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2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SGI Iris Indigo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GI Iris Indigo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 table:number-columns-repeated="8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 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Origin 2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2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GI Origin 2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 office:value-type="float" office:value="42001085" calcext:value-type="float">
            <text:p>42001085</text:p>
          </table:table-cell>
          <table:table-cell office:value-type="string" calcext:value-type="string">
            <text:p>Commodore</text:p>
          </table:table-cell>
          <table:table-cell table:style-name="ce2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2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harp MZ-70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12"/>
          <table:table-cell office:value-type="string" calcext:value-type="string">
            <text:p>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5A</text:p>
          </table:table-cell>
          <table:table-cell office:value-type="string" calcext:value-type="string">
            <text:p>HP 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2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7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 office:value-type="float" office:value="42001106" calcext:value-type="float">
            <text:p>42001106</text:p>
          </table:table-cell>
          <table:table-cell office:value-type="string" calcext:value-type="string">
            <text:p>Holborn</text:p>
          </table:table-cell>
          <table:table-cell table:style-name="ce2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2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2x 3.5” floppy drive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3.5” floppy drive</text:p>
          </table:table-cell>
          <table:table-cell table:number-columns-repeated="12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/>
          <table:table-cell office:value-type="string" calcext:value-type="string">
            <text:p>CPT</text:p>
          </table:table-cell>
          <table:table-cell table:style-name="ce2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12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 office:value-type="string" calcext:value-type="string">
            <text:p>HP 95LX</text:p>
          </table:table-cell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/>
          <table:table-cell office:value-type="string" calcext:value-type="string">
            <text:p>Control Data</text:p>
          </table:table-cell>
          <table:table-cell table:style-name="ce2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IBM PowerPC 7248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RS6000 E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2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RS6000 F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9"/>
          <table:table-cell office:value-type="string" calcext:value-type="string">
            <text:p>Bestand:Hardware IBM RS6000-1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IBM Xseries 23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 office:value-type="float" office:value="42001118" calcext:value-type="float">
            <text:p>42001118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2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3"/>
          <table:table-cell office:value-type="string" calcext:value-type="string">
            <text:p>Bestand:Hardware Motorola Powerstac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2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table:number-columns-repeated="2"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RDI BriteLi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Bestand:Hardware Sun Ultra 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 office:value-type="float" office:value="42001104" calcext:value-type="float">
            <text:p>4200110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2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3"/>
          <table:table-cell office:value-type="string" calcext:value-type="string">
            <text:p>Bestand:Hardware Digital InfoServer 1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7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MicroVAX 31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6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 office:value-type="float" office:value="42001080" calcext:value-type="float">
            <text:p>42001080</text:p>
          </table:table-cell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Digital MicroVAX 4000-3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9"/>
          <table:table-cell office:value-type="string" calcext:value-type="string">
            <text:p>Bestand:Hardware Digital MicroVAX 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9"/>
          <table:table-cell office:value-type="string" calcext:value-type="string">
            <text:p>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paq LT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2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2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2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6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9"/>
          <table:table-cell office:value-type="string" calcext:value-type="string">
            <text:p>Bestand:Hardware IBM PS/2 P7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5"/>
          <table:table-cell office:value-type="string" calcext:value-type="string">
            <text:p>Bestand:Hardware SGI 3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Sharp PC45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oshiba Satellite 100CS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 office:value-type="float" office:value="42001107" calcext:value-type="float">
            <text:p>42001107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Amstrad/Schneider CPC-46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 office:value-type="float" office:value="42001108" calcext:value-type="float">
            <text:p>42001108</text:p>
          </table:table-cell>
          <table:table-cell office:value-type="string" calcext:value-type="string">
            <text:p>Commodore</text:p>
          </table:table-cell>
          <table:table-cell office:value-type="string" calcext:value-type="string">
            <text:p>CBM 8250M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Epson PX-8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Epson PX-8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D-ROM/AUDIO Drive</text:p>
          </table:table-cell>
          <table:table-cell table:number-columns-repeated="8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2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9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1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sborne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table:number-columns-repeated="14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Philips VG-80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chneider CPC-464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5"/>
          <table:table-cell office:value-type="string" calcext:value-type="string">
            <text:p>Bestand:Hardware Sinclair Spectrum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Toshiba HX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2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3Com Etherlink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Adler Tipp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2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 office:value-type="float" office:value="42001096" calcext:value-type="float">
            <text:p>42001096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2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2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X.25 P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2" office:value-type="string" calcext:value-type="string">
            <text:p>65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filter caps nodig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 office:value-type="float" office:value="42001120" calcext:value-type="float">
            <text:p>42001120</text:p>
          </table:table-cell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 office:value-type="string" calcext:value-type="string">
            <text:p>C22021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 office:value-type="float" office:value="42001109" calcext:value-type="float">
            <text:p>42001109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 office:value-type="string" calcext:value-type="string">
            <text:p>CK131H2PLR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Atari SM12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table:style-name="ce2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x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2" office:value-type="string" calcext:value-type="string">
            <text:p>802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2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6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5"/>
          <table:table-cell table:number-columns-repeated="2" office:value-type="string" calcext:value-type="string">
            <text:p>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table:style-name="ce2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2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11"/>
          <table:table-cell office:value-type="string" calcext:value-type="string">
            <text:p>Bestand:Hardware Casio FX-702P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2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VAX</text:p>
          </table:table-cell>
          <table:table-cell table:number-columns-repeated="8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Commodore CBM 200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term Polyte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2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1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Keyboard</text:p>
          </table:table-cell>
          <table:table-cell table:number-columns-repeated="15"/>
          <table:table-cell office:value-type="string" calcext:value-type="string">
            <text:p>Bestand:Hardware Digital DEChub 9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3"/>
          <table:table-cell office:value-type="string" calcext:value-type="string">
            <text:p>Bestand:Hardware Digital DEREP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Digital Correspondent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9"/>
          <table:table-cell office:value-type="string" calcext:value-type="string">
            <text:p>Bestand:Hardware Digital MUXserver 9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, geen beeld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2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, production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5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 office:value-type="float" office:value="42001077" calcext:value-type="float">
            <text:p>42001077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2" office:value-type="string" calcext:value-type="string">
            <text:p>6441</text:p>
          </table:table-cell>
          <table:table-cell table:style-name="ce2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68k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Digital VT4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Digital VT5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Digital VXT20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2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7"/>
          <table:table-cell office:value-type="string" calcext:value-type="string">
            <text:p>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11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5"/>
          <table:table-cell office:value-type="string" calcext:value-type="string">
            <text:p>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7"/>
          <table:table-cell office:value-type="string" calcext:value-type="string">
            <text:p>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2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table:number-columns-repeated="1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9"/>
          <table:table-cell office:value-type="string" calcext:value-type="string">
            <text:p>Bestand:Hardware HP 85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3"/>
          <table:table-cell table:style-name="ce2" office:value-type="string" calcext:value-type="string">
            <text:p>8086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11"/>
          <table:table-cell office:value-type="string" calcext:value-type="string">
            <text:p>Bestand:Hardware HP 914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2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DLT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Optical 401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514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Personal Computer Color Display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2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table:style-name="ce2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Lear Siegler ADM 3A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table:style-name="ce2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2" office:value-type="string" calcext:value-type="string">
            <text:p>80286</text:p>
          </table:table-cell>
          <table:table-cell table:number-columns-repeated="11"/>
          <table:table-cell office:value-type="string" calcext:value-type="string">
            <text:p>Bestand:Hardware Lear Siegler ADM 3A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een beeld</text:p>
          </table:table-cell>
          <table:table-cell table:number-columns-repeated="13"/>
          <table:table-cell office:value-type="string" calcext:value-type="string">
            <text:p>Bestand:Hardware Lear Siegler ADM 3A (1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azig, rare geluiden</text:p>
          </table:table-cell>
          <table:table-cell table:number-columns-repeated="13"/>
          <table:table-cell office:value-type="string" calcext:value-type="string">
            <text:p>Bestand:Hardware Lear Siegler ADM 1A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, scherp, wobbelt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4"/>
          <table:table-cell office:value-type="string" calcext:value-type="string">
            <text:p>00:C0:05:01:80:E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3"/>
          <table:table-cell office:value-type="string" calcext:value-type="string">
            <text:p>00:C0:05:01:6A:83</text:p>
          </table:table-cell>
          <table:table-cell table:number-columns-repeated="1000"/>
        </table:table-row>
        <table:table-row table:style-name="ro1">
          <table:table-cell/>
          <table:table-cell table:content-validation-name="val1"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ub/switch RJ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1011"/>
        </table:table-row>
        <table:table-row table:style-name="ro1">
          <table:table-cell/>
          <table:table-cell table:content-validation-name="val1"/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2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NeXT Laserprinter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Olimarck TOP 1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Olivetti M111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2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Olivetti Quaderno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Philips 50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table:style-name="ce2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2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11"/>
          <table:table-cell office:value-type="string" calcext:value-type="string">
            <text:p>Bestand:Hardware Philips P2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2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2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2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5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13"/>
          <table:table-cell office:value-type="string" calcext:value-type="string">
            <text:p>Bestand:Hardware Schneider GT65 (3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GI 1600SW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harp CE-12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ony SDX-D700C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JavaStation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Sun JavaStation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Sunblade 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0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berg TDC3820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berg TDC3820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9"/>
          <table:table-cell office:value-type="string" calcext:value-type="string">
            <text:p>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3"/>
          <table:table-cell office:value-type="string" calcext:value-type="string">
            <text:p>Bestand:Hardware Tandy TRS-80 Model 10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andy TRS-80 Model 102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y TRS-80 Model 102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 office:value-type="float" office:value="42001111" calcext:value-type="float">
            <text:p>42001111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 table:number-columns-repeated="11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8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6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 table:number-columns-repeated="15"/>
          <table:table-cell office:value-type="string" calcext:value-type="string">
            <text:p>Bestand:Hardware Texas Instruments SR-51-II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/>
          <table:table-cell/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isk</text:p>
          </table:table-cell>
          <table:table-cell table:number-columns-repeated="12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2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  <table:table-cell table:number-columns-repeated="999"/>
        </table:table-row>
        <table:table-row table:style-name="ro1">
          <table:table-cell/>
          <table:table-cell table:content-validation-name="val1"/>
          <table:table-cell office:value-type="float" office:value="42001071" calcext:value-type="float">
            <text:p>42001071</text:p>
          </table:table-cell>
          <table:table-cell office:value-type="string" calcext:value-type="string">
            <text:p>International Computers Limited (ICL)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B 604/09/9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isk Memory Unit (harddisk)</text:p>
          </table:table-cell>
          <table:table-cell/>
          <table:table-cell office:value-type="string" calcext:value-type="string">
            <text:p>Geopend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72" calcext:value-type="float">
            <text:p>42001072</text:p>
          </table:table-cell>
          <table:table-cell table:number-columns-repeated="4"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2"/>
          <table:table-cell office:value-type="string" calcext:value-type="string">
            <text:p>Scryption</text:p>
          </table:table-cell>
          <table:table-cell table:number-columns-repeated="1002"/>
        </table:table-row>
        <table:table-row table:style-name="ro1">
          <table:table-cell/>
          <table:table-cell table:content-validation-name="val1"/>
          <table:table-cell office:value-type="float" office:value="42001073" calcext:value-type="float">
            <text:p>42001073</text:p>
          </table:table-cell>
          <table:table-cell office:value-type="string" calcext:value-type="string">
            <text:p>Terak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string" calcext:value-type="string">
            <text:p>O1004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isk drive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74" calcext:value-type="float">
            <text:p>42001074</text:p>
          </table:table-cell>
          <table:table-cell office:value-type="string" calcext:value-type="string">
            <text:p>IBM</text:p>
          </table:table-cell>
          <table:table-cell office:value-type="float" office:value="6154" calcext:value-type="float">
            <text:p>6154</text:p>
          </table:table-cell>
          <table:table-cell/>
          <table:table-cell office:value-type="string" calcext:value-type="string">
            <text:p>53-00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78" calcext:value-type="float">
            <text:p>42001078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Auxiliary reade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79" calcext:value-type="float">
            <text:p>4200107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0A / 1403</text:p>
          </table:table-cell>
          <table:table-cell/>
          <table:table-cell office:value-type="string" calcext:value-type="string">
            <text:p>AAA7005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Groene sticker ‘26-10-2015MacSimski’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81" calcext:value-type="float">
            <text:p>42001081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OPD</text:p>
          </table:table-cell>
          <table:table-cell/>
          <table:table-cell office:value-type="string" calcext:value-type="string">
            <text:p>008673/01 105/0027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83" calcext:value-type="float">
            <text:p>42001083</text:p>
          </table:table-cell>
          <table:table-cell office:value-type="string" calcext:value-type="string">
            <text:p>HP</text:p>
          </table:table-cell>
          <table:table-cell table:style-name="Default" office:value-type="string" calcext:value-type="string">
            <text:p>C5686B/Q1553A</text:p>
          </table:table-cell>
          <table:table-cell office:value-type="string" calcext:value-type="string">
            <text:p>StorageWorks DAT 40</text:p>
          </table:table-cell>
          <table:table-cell office:value-type="string" calcext:value-type="string">
            <text:p>HU319463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ape drive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86" calcext:value-type="float">
            <text:p>42001086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6580 keyboard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acsimski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87" calcext:value-type="float">
            <text:p>42001087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437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ual 8” floppy drive</text:p>
          </table:table-cell>
          <table:table-cell office:value-type="string" calcext:value-type="string">
            <text:p>Macsimski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88" calcext:value-type="float">
            <text:p>42001088</text:p>
          </table:table-cell>
          <table:table-cell office:value-type="string" calcext:value-type="string">
            <text:p>Vectrex</text:p>
          </table:table-cell>
          <table:table-cell office:value-type="string" calcext:value-type="string">
            <text:p>3000-GI EURO</text:p>
          </table:table-cell>
          <table:table-cell office:value-type="string" calcext:value-type="string">
            <text:p>Vectrex</text:p>
          </table:table-cell>
          <table:table-cell office:value-type="float" office:value="3054382" calcext:value-type="float">
            <text:p>3054382</text:p>
          </table:table-cell>
          <table:table-cell office:value-type="string" calcext:value-type="string">
            <text:p>Depot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089" calcext:value-type="float">
            <text:p>42001089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XBV-SA</text:p>
          </table:table-cell>
          <table:table-cell/>
          <table:table-cell office:value-type="string" calcext:value-type="string">
            <text:p>7M551D2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90" calcext:value-type="float">
            <text:p>42001090</text:p>
          </table:table-cell>
          <table:table-cell office:value-type="string" calcext:value-type="string">
            <text:p>Friden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91" calcext:value-type="float">
            <text:p>42001091</text:p>
          </table:table-cell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92" calcext:value-type="float">
            <text:p>42001092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70-19044-01</text:p>
          </table:table-cell>
          <table:table-cell/>
          <table:table-cell office:value-type="string" calcext:value-type="string">
            <text:p>3618566-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disk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93" calcext:value-type="float">
            <text:p>4200109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GT-15000</text:p>
          </table:table-cell>
          <table:table-cell office:value-type="string" calcext:value-type="string">
            <text:p>Epson GT-15000</text:p>
          </table:table-cell>
          <table:table-cell office:value-type="string" calcext:value-type="string">
            <text:p>E4R00127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095" calcext:value-type="float">
            <text:p>42001095</text:p>
          </table:table-cell>
          <table:table-cell office:value-type="string" calcext:value-type="string">
            <text:p>IBM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IBM 6580</text:p>
          </table:table-cell>
          <table:table-cell office:value-type="float" office:value="4407254" calcext:value-type="float">
            <text:p>44072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table:number-columns-repeated="1014"/>
        </table:table-row>
        <table:table-row table:style-name="ro1">
          <table:table-cell/>
          <table:table-cell table:content-validation-name="val1"/>
          <table:table-cell office:value-type="float" office:value="42001097" calcext:value-type="float">
            <text:p>42001097</text:p>
          </table:table-cell>
          <table:table-cell table:number-columns-repeated="2"/>
          <table:table-cell office:value-type="string" calcext:value-type="string">
            <text:p>Icybox</text:p>
          </table:table-cell>
          <table:table-cell table:number-columns-repeated="1018"/>
        </table:table-row>
        <table:table-row table:style-name="ro1">
          <table:table-cell/>
          <table:table-cell table:content-validation-name="val1"/>
          <table:table-cell office:value-type="float" office:value="42001098" calcext:value-type="float">
            <text:p>42001098</text:p>
          </table:table-cell>
          <table:table-cell office:value-type="string" calcext:value-type="string">
            <text:p>Monroe</text:p>
          </table:table-cell>
          <table:table-cell table:style-name="Default" office:value-type="string" calcext:value-type="string">
            <text:p>8N-213</text:p>
          </table:table-cell>
          <table:table-cell office:value-type="string" calcext:value-type="string">
            <text:p>MonroMatic</text:p>
          </table:table-cell>
          <table:table-cell office:value-type="string" calcext:value-type="string">
            <text:p>J606808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099" calcext:value-type="float">
            <text:p>4200109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73-061</text:p>
          </table:table-cell>
          <table:table-cell office:value-type="string" calcext:value-type="string">
            <text:p>IBM 8573</text:p>
          </table:table-cell>
          <table:table-cell office:value-type="string" calcext:value-type="string">
            <text:p>23F3054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100" calcext:value-type="float">
            <text:p>4200110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00/96</text:p>
          </table:table-cell>
          <table:table-cell/>
          <table:table-cell office:value-type="string" calcext:value-type="string">
            <text:p>UST8300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01" calcext:value-type="float">
            <text:p>42001101</text:p>
          </table:table-cell>
          <table:table-cell office:value-type="string" calcext:value-type="string">
            <text:p>Centronics</text:p>
          </table:table-cell>
          <table:table-cell office:value-type="string" calcext:value-type="string">
            <text:p>730-2</text:p>
          </table:table-cell>
          <table:table-cell/>
          <table:table-cell office:value-type="string" calcext:value-type="string">
            <text:p>2387 63730102-50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02" calcext:value-type="float">
            <text:p>42001102</text:p>
          </table:table-cell>
          <table:table-cell office:value-type="string" calcext:value-type="string">
            <text:p>Macintosh</text:p>
          </table:table-cell>
          <table:table-cell table:style-name="Default" office:value-type="string" calcext:value-type="string">
            <text:p>M0001AP</text:p>
          </table:table-cell>
          <table:table-cell office:value-type="string" calcext:value-type="string">
            <text:p>Plus 1MB</text:p>
          </table:table-cell>
          <table:table-cell office:value-type="string" calcext:value-type="string">
            <text:p>CK9130EL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03" calcext:value-type="float">
            <text:p>42001103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3M0024</text:p>
          </table:table-cell>
          <table:table-cell office:value-type="string" calcext:value-type="string">
            <text:p>Monitor ///</text:p>
          </table:table-cell>
          <table:table-cell office:value-type="string" calcext:value-type="string">
            <text:p>Y2J 0191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10" calcext:value-type="float">
            <text:p>42001110</text:p>
          </table:table-cell>
          <table:table-cell office:value-type="string" calcext:value-type="string">
            <text:p>Apple</text:p>
          </table:table-cell>
          <table:table-cell table:style-name="Default"/>
          <table:table-cell office:value-type="string" calcext:value-type="string">
            <text:p>Studio Display</text:p>
          </table:table-cell>
          <table:table-cell office:value-type="string" calcext:value-type="string">
            <text:p>N5121057KPW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12" calcext:value-type="float">
            <text:p>420011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3A</text:p>
          </table:table-cell>
          <table:table-cell office:value-type="string" calcext:value-type="string">
            <text:p>HP 83</text:p>
          </table:table-cell>
          <table:table-cell office:value-type="string" calcext:value-type="string">
            <text:p>2107A241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13" calcext:value-type="float">
            <text:p>4200111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522A481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/>
          <table:table-cell office:value-type="string" calcext:value-type="string">
            <text:p>Keyboard missing</text:p>
          </table:table-cell>
          <table:table-cell table:number-columns-repeated="1013"/>
        </table:table-row>
        <table:table-row table:style-name="ro1">
          <table:table-cell/>
          <table:table-cell table:content-validation-name="val1"/>
          <table:table-cell office:value-type="float" office:value="42001114" calcext:value-type="float">
            <text:p>420011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85B</text:p>
          </table:table-cell>
          <table:table-cell office:value-type="string" calcext:value-type="string">
            <text:p>HP 85B</text:p>
          </table:table-cell>
          <table:table-cell office:value-type="string" calcext:value-type="string">
            <text:p>2417A308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15" calcext:value-type="float">
            <text:p>42001115</text:p>
          </table:table-cell>
          <table:table-cell office:value-type="string" calcext:value-type="string">
            <text:p>Terak</text:p>
          </table:table-cell>
          <table:table-cell office:value-type="string" calcext:value-type="string">
            <text:p>3532-1</text:p>
          </table:table-cell>
          <table:table-cell/>
          <table:table-cell office:value-type="string" calcext:value-type="string">
            <text:p>O10056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16" calcext:value-type="float">
            <text:p>42001116</text:p>
          </table:table-cell>
          <table:table-cell office:value-type="string" calcext:value-type="string">
            <text:p>ACT Computers LTD</text:p>
          </table:table-cell>
          <table:table-cell table:number-columns-repeated="2" office:value-type="string" calcext:value-type="string">
            <text:p>Apricot FP</text:p>
          </table:table-cell>
          <table:table-cell office:value-type="string" calcext:value-type="string">
            <text:p>056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17" calcext:value-type="float">
            <text:p>42001117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DXY-880A</text:p>
          </table:table-cell>
          <table:table-cell/>
          <table:table-cell office:value-type="float" office:value="843479" calcext:value-type="float">
            <text:p>84347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X-Y Plotte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19" calcext:value-type="float">
            <text:p>42001119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DM12N502</text:p>
          </table:table-cell>
          <table:table-cell/>
          <table:table-cell table:style-name="ce5" office:value-type="string" calcext:value-type="string">
            <text:p>APRIL 1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21" calcext:value-type="float">
            <text:p>42001121</text:p>
          </table:table-cell>
          <table:table-cell office:value-type="string" calcext:value-type="string">
            <text:p>Bondwell</text:p>
          </table:table-cell>
          <table:table-cell office:value-type="string" calcext:value-type="string">
            <text:p>Model 14</text:p>
          </table:table-cell>
          <table:table-cell/>
          <table:table-cell office:value-type="string" calcext:value-type="string">
            <text:p>BCBW1400465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uggable</text:p>
          </table:table-cell>
          <table:table-cell table:number-columns-repeated="1015"/>
        </table:table-row>
        <table:table-row table:style-name="ro1">
          <table:table-cell/>
          <table:table-cell table:content-validation-name="val1"/>
          <table:table-cell office:value-type="float" office:value="42001124" calcext:value-type="float">
            <text:p>42001124</text:p>
          </table:table-cell>
          <table:table-cell office:value-type="string" calcext:value-type="string">
            <text:p>Friden</text:p>
          </table:table-cell>
          <table:table-cell table:number-columns-repeated="2"/>
          <table:table-cell office:value-type="string" calcext:value-type="string">
            <text:p>40-12-92298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126" calcext:value-type="float">
            <text:p>4200112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1 NT</text:p>
          </table:table-cell>
          <table:table-cell/>
          <table:table-cell office:value-type="string" calcext:value-type="string">
            <text:p>A1O64003349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127" calcext:value-type="float">
            <text:p>4200112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file 60 NT</text:p>
          </table:table-cell>
          <table:table-cell/>
          <table:table-cell office:value-type="string" calcext:value-type="string">
            <text:p>A1O54001291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>
          <table:table-cell/>
          <table:table-cell table:content-validation-name="val1"/>
          <table:table-cell office:value-type="float" office:value="42001128" calcext:value-type="float">
            <text:p>4200112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344309383</text:p>
          </table:table-cell>
          <table:table-cell office:value-type="string" calcext:value-type="string">
            <text:p>Depot</text:p>
          </table:table-cell>
          <table:table-cell table:number-columns-repeated="1016"/>
        </table:table-row>
        <table:table-row table:style-name="ro1" table:number-rows-repeated="937">
          <table:table-cell/>
          <table:table-cell table:content-validation-name="val1"/>
          <table:table-cell table:number-columns-repeated="1022"/>
        </table:table-row>
        <table:table-row table:style-name="ro1" table:number-rows-repeated="10472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Max label:</text:p>
          </table:table-cell>
          <table:table-cell table:formula="of:=MAX([$'result-16'.C$1:$'result-16'.C$1048576])" office:value-type="float" office:value="42001128" calcext:value-type="float">
            <text:p>42001128</text:p>
          </table:table-cell>
        </table:table-row>
      </table:table>
      <table:named-expressions/>
      <table:database-ranges>
        <table:database-range table:name="__Anonymous_Sheet_DB__0" table:target-range-address="'result-16'.A1:'result-16'.O390">
          <table:sort>
            <table:sort-by table:field-number="1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-00-0000</text:date>, <text:time style:data-style-name="N2" text:time-value="10:03:20.058050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4-26T14:00:17.795158544</dc:date>
    <meta:editing-duration>PT3H30M19S</meta:editing-duration>
    <meta:editing-cycles>38</meta:editing-cycles>
    <meta:document-statistic meta:table-count="2" meta:cell-count="4464" meta:object-count="0"/>
  </office:meta>
</office:document-meta>
</file>